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8BA7964.png"/>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D13A61AC.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American Typewriter5"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3008*"/>
    </style:style>
    <style:style style:name="Table1.B" style:family="table-column">
      <style:table-column-properties style:column-width="10.007cm" style:rel-column-width="52527*"/>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text-properties style:font-name="Cochin1"/>
    </style:style>
    <style:style style:name="P4" style:family="paragraph" style:parent-style-name="Text_20_body">
      <style:text-properties style:font-name-asian="TimesNewRomanPSMT" style:font-name-complex="TimesNewRomanPSMT"/>
    </style:style>
    <style:style style:name="P5" style:family="paragraph" style:parent-style-name="Text_20_body">
      <style:text-properties style:text-underline-style="none"/>
    </style:style>
    <style:style style:name="P6" style:family="paragraph" style:parent-style-name="Text_20_body">
      <style:paragraph-properties fo:text-align="start" style:justify-single-word="false"/>
      <style:text-properties style:text-underline-style="none"/>
    </style:style>
    <style:style style:name="P7" style:family="paragraph" style:parent-style-name="Text_20_body">
      <style:text-properties style:font-name="American Typewriter2"/>
    </style:style>
    <style:style style:name="P8" style:family="paragraph" style:parent-style-name="Text_20_body">
      <style:paragraph-properties fo:text-align="justify" style:justify-single-word="false"/>
    </style:style>
    <style:style style:name="P9" style:family="paragraph" style:parent-style-name="Text_20_body">
      <style:text-properties fo:background-color="#ffff00"/>
    </style:style>
    <style:style style:name="P10" style:family="paragraph" style:parent-style-name="Text_20_body">
      <style:text-properties style:font-name="Palatino1" style:font-name-asian="American Typewriter5" style:font-name-complex="American Typewriter5"/>
    </style:style>
    <style:style style:name="P11" style:family="paragraph" style:parent-style-name="Contents_20_1">
      <style:paragraph-properties>
        <style:tab-stops>
          <style:tab-stop style:position="16.999cm" style:type="right"/>
        </style:tab-stops>
      </style:paragraph-properties>
    </style:style>
    <style:style style:name="P12" style:family="paragraph" style:parent-style-name="Caption">
      <style:paragraph-properties fo:keep-with-next="always"/>
    </style:style>
    <style:style style:name="P13" style:family="paragraph" style:parent-style-name="Standard">
      <style:text-properties style:font-name="Cochin1"/>
    </style:style>
    <style:style style:name="P14" style:family="paragraph" style:parent-style-name="Standard">
      <style:text-properties style:font-name="Cochin1" fo:font-size="12pt" style:font-name-asian="TimesNewRomanPSMT" style:font-size-asian="12pt" style:font-name-complex="TimesNewRomanPSMT" style:font-size-complex="12pt"/>
    </style:style>
    <style:style style:name="P15"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background-color="#ffff00"/>
    </style:style>
    <style:style style:name="P18"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19" style:family="paragraph" style:parent-style-name="TODO">
      <style:text-properties fo:font-style="normal" style:font-style-asian="normal" style:font-style-complex="normal"/>
    </style:style>
    <style:style style:name="P20"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21"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22" style:family="paragraph" style:parent-style-name="TODO" style:list-style-name="List_20_1"/>
    <style:style style:name="P23" style:family="paragraph" style:parent-style-name="TODO">
      <style:paragraph-properties fo:background-color="transparent">
        <style:background-image/>
      </style:paragraph-properties>
    </style:style>
    <style:style style:name="P24" style:family="paragraph" style:parent-style-name="Text_20_body" style:master-page-name="First_20_Page">
      <style:paragraph-properties fo:margin-left="0cm" fo:margin-right="0cm" fo:text-indent="0cm" style:auto-text-indent="false" style:page-number="auto"/>
      <style:text-properties style:font-name="American Typewriter2"/>
    </style:style>
    <style:style style:name="P25" style:family="paragraph" style:parent-style-name="Text_20_body" style:list-style-name="List_20_1"/>
    <style:style style:name="P26" style:family="paragraph" style:parent-style-name="Text_20_body" style:list-style-name="List_20_1">
      <style:text-properties fo:font-style="normal" style:font-style-asian="normal" style:font-style-complex="normal"/>
    </style:style>
    <style:style style:name="P27" style:family="paragraph" style:parent-style-name="Text_20_body" style:list-style-name="List_20_1">
      <style:text-properties fo:font-style="normal" fo:background-color="#ffff00" style:font-style-asian="normal" style:font-style-complex="normal"/>
    </style:style>
    <style:style style:name="P28" style:family="paragraph" style:parent-style-name="Text_20_body" style:list-style-name="List_20_1">
      <style:text-properties style:font-name="Palatino" fo:font-size="10pt"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7">
      <style:text-properties style:text-underline-style="none"/>
    </style:style>
    <style:style style:name="P37" style:family="paragraph" style:parent-style-name="Text_20_body">
      <style:paragraph-properties fo:text-align="justify" style:justify-single-word="false"/>
    </style:style>
    <style:style style:name="P38" style:family="paragraph" style:parent-style-name="Text_20_body">
      <style:text-properties style:font-name="Palatino1" style:font-name-asian="American Typewriter5" style:font-name-complex="American Typewriter5"/>
    </style:style>
    <style:style style:name="P39" style:family="paragraph" style:parent-style-name="Text_20_body">
      <style:text-properties style:font-name="Palatino1"/>
    </style:style>
    <style:style style:name="P40" style:family="paragraph" style:parent-style-name="Text_20_body">
      <style:paragraph-properties fo:background-color="transparent">
        <style:background-image/>
      </style:paragraph-properties>
      <style:text-properties fo:background-color="#ffff00"/>
    </style:style>
    <style:style style:name="P41" style:family="paragraph" style:parent-style-name="Text_20_body">
      <style:paragraph-properties fo:background-color="#ffff00">
        <style:background-image/>
      </style:paragraph-properties>
    </style:style>
    <style:style style:name="P42" style:family="paragraph" style:parent-style-name="Heading_20_1">
      <style:paragraph-properties fo:text-align="center" style:justify-single-word="false"/>
    </style:style>
    <style:style style:name="P43" style:family="paragraph" style:parent-style-name="Heading_20_2">
      <style:paragraph-properties fo:break-before="page"/>
    </style:style>
    <style:style style:name="P44" style:family="paragraph" style:parent-style-name="Heading_20_3">
      <style:paragraph-properties fo:break-before="page"/>
    </style:style>
    <style:style style:name="P45" style:family="paragraph" style:parent-style-name="Heading_20_4">
      <style:text-properties fo:font-style="normal" style:font-style-asian="normal" style:font-style-complex="normal"/>
    </style:style>
    <style:style style:name="P46" style:family="paragraph" style:parent-style-name="Subtitle" style:master-page-name="First_20_Page">
      <style:paragraph-properties style:page-number="auto"/>
    </style:style>
    <style:style style:name="P4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8"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T1" style:family="text">
      <style:text-properties style:font-name="Palatino" style:font-name-asian="Palatino" style:font-name-complex="Palatino"/>
    </style:style>
    <style:style style:name="T2" style:family="text">
      <style:text-properties style:font-name="Palatino" fo:font-size="10pt" fo:font-style="normal" style:font-style-asian="normal" style:font-style-complex="normal"/>
    </style:style>
    <style:style style:name="T3" style:family="text">
      <style:text-properties style:font-name="Palatino" fo:font-size="10pt"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text-position="super 58%" fo:font-weight="normal" style:font-weight-asian="normal" style:font-weight-complex="normal"/>
    </style:style>
    <style:style style:name="T7" style:family="text">
      <style:text-properties style:font-name-asian="TimesNewRomanPSMT" style:font-name-complex="TimesNewRomanPSMT"/>
    </style:style>
    <style:style style:name="T8" style:family="text">
      <style:text-properties style:font-name="Cochin1"/>
    </style:style>
    <style:style style:name="T9" style:family="text">
      <style:text-properties style:font-name="Cochin1" fo:font-style="normal" style:font-name-asian="DejaVu Sans" style:font-style-asian="normal" style:font-name-complex="DejaVu Sans" style:font-style-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font-name="Times"/>
    </style:style>
    <style:style style:name="T15" style:family="text">
      <style:text-properties style:font-name="Times" fo:font-style="normal" style:font-style-asian="normal" style:font-style-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DejaVu Sans" style:font-name-asian="DejaVu Sans" style:font-name-complex="DejaVu Sans"/>
    </style:style>
    <style:style style:name="T20" style:family="text">
      <style:text-properties style:font-name="DejaVu Sans" fo:font-style="normal" style:font-name-asian="DejaVu Sans" style:font-style-asian="normal" style:font-name-complex="DejaVu Sans" style:font-style-complex="normal"/>
    </style:style>
    <style:style style:name="T21" style:family="text">
      <style:text-properties style:font-name="DejaVu Sans" fo:font-style="italic" style:font-name-asian="DejaVu Sans" style:font-style-asian="italic" style:font-name-complex="DejaVu Sans" style:font-style-complex="italic"/>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background-color="#ffff00"/>
    </style:style>
    <style:style style:name="T25" style:family="text">
      <style:text-properties fo:background-color="transparent"/>
    </style:style>
    <style:style style:name="T26" style:family="text">
      <style:text-properties style:font-name-asian="American Typewriter5" style:font-name-complex="American Typewriter5"/>
    </style:style>
    <style:style style:name="T27" style:family="text">
      <style:text-properties style:font-name="American Typewriter3" style:font-name-asian="American Typewriter5" style:font-name-complex="American Typewriter5"/>
    </style:style>
    <style:style style:name="T28" style:family="text">
      <style:text-properties style:font-style-asian="normal"/>
    </style:style>
    <style:style style:name="T29" style:family="text">
      <style:text-properties style:font-style-complex="normal"/>
    </style:style>
    <style:style style:name="T30" style:family="text">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0">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16">Trait Increase</text:p>
              </table:table-cell>
              <table:table-cell table:style-name="Table3.B1" office:value-type="string">
                <text:p text:style-name="P16">Cost</text:p>
              </table:table-cell>
              <table:table-cell table:style-name="Table3.C1" office:value-type="string">
                <text:p text:style-name="P16">Training Times</text:p>
              </table:table-cell>
            </table:table-row>
            <table:table-row>
              <table:table-cell table:style-name="Table3.A2" office:value-type="string">
                <text:p text:style-name="Table_20_Contents">Divisional Ability</text:p>
              </table:table-cell>
              <table:table-cell table:style-name="Table3.B2" office:value-type="string">
                <text:p text:style-name="P17">TODO</text:p>
              </table:table-cell>
              <table:table-cell table:style-name="Table3.C2" office:value-type="string">
                <text:p text:style-name="P17">TODO</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1">
        <draw:text-box fo:min-height="12.056cm">
          <text:p text:style-name="P46">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Meta: What needs to be in here?<text:tab/>2</text:p>
              <text:p text:style-name="P11">Introduction<text:tab/>3</text:p>
              <text:p text:style-name="P11">Character Creation<text:tab/>6</text:p>
              <text:p text:style-name="P11">Backgrounds<text:tab/>15</text:p>
              <text:p text:style-name="P11">Charms<text:tab/>17</text:p>
              <text:p text:style-name="P11">Martial Arts<text:tab/>20</text:p>
              <text:p text:style-name="P11">Erisian Elements<text:tab/>21</text:p>
              <text:p text:style-name="P11">Numerology<text:tab/>22</text:p>
              <text:p text:style-name="P11">Characters<text:tab/>26</text:p>
              <text:p text:style-name="P11">Random Notes<text:tab/>27</text:p>
            </text:index-body>
          </text:table-of-content>
          <text:p text:style-name="Text_20_body"/>
        </draw:text-box>
      </draw:frame>
      <draw:frame draw:style-name="fr3" draw:name="Frame4" text:anchor-type="page" text:anchor-page-number="6" svg:width="17.002cm" style:rel-width="100%" svg:height="24.702cm" fo:min-height="100%" draw:z-index="3">
        <draw:text-box>
          <text:h text:style-name="P42"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p text:style-name="P12">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 or Favored)</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or Favored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 or Favored)</text:p>
              </table:table-cell>
            </table:table-row>
          </table:table>
          <text:p text:style-name="Text_20_body"/>
        </draw:text-box>
      </draw:frame>
      <draw:custom-shape text:anchor-type="page" text:anchor-page-number="1" draw:z-index="2" draw:style-name="gr1" draw:text-style-name="P48" svg:width="13.001cm" svg:height="3.001cm" svg:x="2cm" svg:y="2cm">
        <text:p text:style-name="P47"><text:span text:style-name="T30">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4"/>
      <text:p text:style-name="P7"/>
      <text:p text:style-name="P7"/>
      <text:h text:style-name="Heading_20_1" text:outline-level="1">Meta: What needs to be in here?</text:h>
      <text:list xml:id="list110211078" text:style-name="List_20_1">
        <text:list-item>
          <text:p text:style-name="P22">Background: History, status quo, motivations, goals, possible futures; effect of Great Curse and/or Great Contagion</text:p>
        </text:list-item>
        <text:list-item>
          <text:p text:style-name="P22">Castes</text:p>
        </text:list-item>
        <text:list-item>
          <text:p text:style-name="P22">Charms, Martial Arts, Sorcery?</text:p>
        </text:list-item>
        <text:list-item>
          <text:p text:style-name="P22">Numerology?</text:p>
        </text:list-item>
        <text:list-item>
          <text:p text:style-name="P22">Backgrounds</text:p>
        </text:list-item>
        <text:list-item>
          <text:p text:style-name="P22">Samples: Characters; Artifacts, Manses &amp; Hearthstones; Antagonists, Creatures, Sidekicks &amp; Troops</text:p>
        </text:list-item>
      </text:list>
      <text:h text:style-name="Heading_20_1" text:outline-level="1">Introduction</text:h>
      <text:p text:style-name="Text_20_body">You hold in your hands one of the Great Books of ancient mythic para-history fnord. <text:s/>This document describes the background, powers and context of the Exalted of Eris, goddess of discord.</text:p>
      <text:h text:style-name="Heading_20_1" text:outline-level="1">Chapter One: Eris Discordia</text:h>
      <text:h text:style-name="Heading_20_2" text:outline-level="2">Background</text:h>
      <text:p text:style-name="Quotations_20__28_short_29_">“I can explain it to you,<text:line-break/>but I can’t understand it for you.”</text:p>
      <text:p text:style-name="P8">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0">was</text:span><text:span text:style-name="T17">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include the following.</text:p>
      <text:list xml:id="list802167395" text:continue-numbering="true" text:style-name="List_20_1">
        <text:list-item>
          <text:p text:style-name="P25">Perhaps it was <text:span text:style-name="T10">she</text:span> who suggested to the more <text:soft-page-break/>well-known Celestial Maidens that some Exalted of their own would save them spending quite as much time worrying about the Loom (while secretly hoping they’d end up meddling as much as other mortals).</text:p>
        </text:list-item>
        <text:list-item>
          <text:p text:style-name="P25">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25">She could be the goddess of the Yozi’s binding, or of the borders of Creation, or some other force which wrestles with balancing what is permitted and what is not.</text:p>
        </text:list-item>
        <text:list-item>
          <text:p text:style-name="P25">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25">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0">not</text:span><text:span text:style-name="T17"> involving her would probably be shorter than the list of things she’s supposedly poked her Celestial Spanner into. <text:s/>Regardless of her origin and nature, the real questions are: why is she getting involved in things now, and what does she want?</text:span></text:p>
      <text:p text:style-name="Text_20_body"><text:span text:style-name="T17">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span></text:p>
      <text:p text:style-name="P1"><draw:frame draw:style-name="fr4" draw:name="Frame1" text:anchor-type="paragraph" svg:width="18.621cm" style:rel-width="90%" draw:z-index="4"><draw:text-box fo:min-height="0.499cm"><text:h text:style-name="P45" text:outline-level="4">Sidebar: The Time of the Primordials</text:h><text:p text:style-name="Text_20_body"><text:span text:style-name="T17">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0">their</text:span><text:span text:style-name="T17">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7">T</text:span>he Good Book of Bad Words says, <text:span text:style-name="T7">“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22">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22">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P23"><text:span text:style-name="T22">The Party for More Parties:</text:span><text:span text:style-name="T23"> A loose collection of criminals, rebels and greedy politicians, this organization is funded and supplied by Discordians from three different cabals, and works to subvert existing political groups.</text:span></text:p>
      <text:p text:style-name="P23"><text:span text:style-name="T23">Some time ago, [invent name here—3</text:span><text:span text:style-name="T6">rd</text:span><text:span text:style-name="T23"> or Indivisibles]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in </text:span><text:span text:style-name="T23"><text:bookmark-ref text:reference-format="chapter" text:ref-name="__RefHeading__2753_478467263"/></text:span><text:span text:style-name="T23"><text:bookmark-ref text:reference-format="text" text:ref-name="__RefHeading__2753_478467263">Chapter Eight: Panoply</text:bookmark-ref></text:span><text:span text:style-name="T23">.</text:span></text:p>
      <text:p text:style-name="TODO"><text:span text:style-name="T22">The Apple Corps:</text:span> [blah]</text:p>
      <text:p text:style-name="TODO"><text:span text:style-name="T22">The House of Mirrors:</text:span> [blah]</text:p>
      <text:p text:style-name="TODO"><text:span text:style-name="T22">The Five-Fingered Hand:</text:span> [blah]</text:p>
      <text:p text:style-name="TODO">Other:<text:span text:style-name="T23"> The Citizens Committee for Concerned Citizens, The Party for War on Evil, The Party for More Parties.</text:span></text:p>
      <text:p text:style-name="TODO">[TODO: more]</text:p>
      <text:h text:style-name="Heading_20_3" text:outline-level="3"><text:soft-page-break/>Cabals</text:h>
      <text:p text:style-name="Text_20_body"><text:span text:style-name="T22">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40">TODO</text:p>
      <text:h text:style-name="Heading_20_1" text:outline-level="1">Chapter Two: Character Creation</text:h>
      <text:p text:style-name="Quotations_20__28_short_29_">“That man lives best who’s fain<text:line-break/>to live half mad, half sane.”<text:line-break/>– Jan van Stijevoort</text:p>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text:soft-page-break/>El-ahrairah, V,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h text:style-name="Heading_20_1" text:outline-level="1">Chapter Three: Traits</text:h>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0">e.g.</text:span><text:span text:style-name="T17">,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0">e.g.</text:span><text:span text:style-name="T17">,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44" text:outline-level="3">1<text:span text:style-name="T4">st</text:span> Division – Anchor</text:h>
      <text:p text:style-name="P9">[The Discordians of the 1<text:span text:style-name="T4">st</text:span> Division are priests.]</text:p>
      <text:p text:style-name="Text_20_body"><text:span text:style-name="Inline_20_Heading">Symbol:</text:span> “<text:span text:style-name="T19">●</text:span>”, “<text:span text:style-name="T21">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7">Common Solar anima effects, at a cost of 1 mote each:</text:span></text:p>
      <text:list xml:id="list913479474" text:continue-numbering="true" text:style-name="List_20_1">
        <text:list-item>
          <text:p text:style-name="P26">Cause her caste mark to glow brightly for a scene (as if the character had spend 4-7 motes of Peripheral Essence). <text:s/>The character may cause any Solar caste mark to appear.</text:p>
        </text:list-item>
        <text:list-item>
          <text:p text:style-name="P26">Cause her anima to glow brightly enough to read by for a scene (as if the character had spent 8-10 motes of Peripheral Essence).</text:p>
        </text:list-item>
        <text:list-item>
          <text:p text:style-name="P26">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13">“The Nagas of the South-East Mountain Tribes say that the sun shines by day because, being a woman, it is afraid to venture out by night.”</text:span></text:p>
      <text:h text:style-name="P44"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0">“</text:span><text:span text:style-name="T21">ⵀ</text:span><text:span text:style-name="T10">”, “</text:span><text:span text:style-name="T20">☯</text:span><text:span text:style-name="T10">”,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7">Common Lunar anima effects, at a cost of 1 mote each:</text:span></text:p>
      <text:list xml:id="list1277334690" text:continue-numbering="true" text:style-name="List_20_1">
        <text:list-item>
          <text:p text:style-name="P26">Cause her caste mark and tattoos to glow brightly for a scene (as if the character has spent four to seven motes of Peripheral Essence).</text:p>
        </text:list-item>
        <text:list-item>
          <text:p text:style-name="P26">Cause her anima to glow brightly enough to read by for a scene (as if the character has spent eight to 10 motes of Peripheral Essence).</text:p>
        </text:list-item>
        <text:list-item>
          <text:p text:style-name="P26">Cause her Tell to become unmistakable and impossible to miss for a Tell.</text:p>
        </text:list-item>
        <text:list-item>
          <text:p text:style-name="P26">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24">This effect applies automatically once her anima banner reaches the 4-7 mote level.</text:span></text:p>
      <text:p text:style-name="Text_20_body"><text:span text:style-name="T17">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0">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44"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4">Ỏ</text:span>”, “<text:span text:style-name="T14">Φ</text:span>”, “<text:span text:style-name="T21">ⵕ</text:span>”, “<text:span text:style-name="T21">ⵚ</text:span>”, “<text:span text:style-name="T21">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4">[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558523346" text:continue-numbering="true" text:style-name="List_20_1">
        <text:list-item>
          <text:p text:style-name="P26">For Air, leaping distance is multiplied by the his Essence.</text:p>
        </text:list-item>
        <text:list-item>
          <text:p text:style-name="P26">For Earth, his Essence is added to rolls to resist grappling or knockback.</text:p>
        </text:list-item>
        <text:list-item>
          <text:p text:style-name="P26">For Fire, he can ignite flammable materials with a touch.</text:p>
        </text:list-item>
        <text:list-item>
          <text:p text:style-name="P26">For Water, he can breathe water as easily as air, and will not drown.</text:p>
        </text:list-item>
        <text:list-item>
          <text:p text:style-name="P26">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17">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text:soft-page-break/>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44" text:outline-level="3">4<text:span text:style-name="T4">th</text:span> Division – Archway</text:h>
      <text:p text:style-name="P6">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19">✩</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7">Common Sidereal anima effects, at a cost of 1 mote each:</text:span></text:p>
      <text:list xml:id="list1239262760" text:continue-numbering="true" text:style-name="List_20_1">
        <text:list-item>
          <text:p text:style-name="P26">Make her caste mark obvious for one minute, as if the character had spent 8-10 motes of Peripheral Essence. <text:s/>The cast mark shines with the symbol and color of any Maiden the character chooses.</text:p>
        </text:list-item>
        <text:list-item>
          <text:p text:style-name="P26">Know the exact time and date by sensing the position of celestial bodies – or other significant bodies, meaning this ability works in alternate realities such as Malfeas or (insofar as time has meaning there) the Wyld.</text:p>
        </text:list-item>
        <text:list-item>
          <text:p text:style-name="P25"><text:span text:style-name="T17">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7">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7">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13">“Study Demonology with an enemy this Sun-day”</text:span></text:p>
      <text:h text:style-name="P44" text:outline-level="3">5<text:span text:style-name="T4">th</text:span> Division – Anvil</text:h>
      <text:p text:style-name="P8">The Erisians of this Division may seem paradoxical in their love of order, and some gleefully oppose the efforts of other Discordian Exalted; but as one of their many holy books said: “<text:span text:style-name="T7">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21">⬠</text:span>”, Pentagon</text:p>
      <text:p text:style-name="Text_20_body"><text:span text:style-name="Inline_20_Heading">Element:</text:span> Prickle</text:p>
      <text:p text:style-name="Text_20_body"><text:span text:style-name="Inline_20_Heading"><text:span text:style-name="T25">Magical Material:</text:span></text:span><text:span text:style-name="T25">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17">Common Alchemical anima effects, at a cost of 1 mote each [Need more info from 2</text:span><text:span text:style-name="T5">nd</text:span><text:span text:style-name="T17"> Ed]:</text:span></text:p>
      <text:list xml:id="list633722642" text:continue-numbering="true" text:style-name="List_20_1">
        <text:list-item>
          <text:p text:style-name="P27">Cause her caste mark to glow brightly for a scene (as if the character had spend 4-7 motes of Peripheral Essence). <text:s/>The character may cause any Solar caste mark to appear.</text:p>
        </text:list-item>
        <text:list-item>
          <text:p text:style-name="P27">Cause her anima to glow brightly enough to read by for a scene (as if the character had spent 8-10 motes of Peripheral Essence).</text:p>
        </text:list-item>
        <text:list-item>
          <text:p text:style-name="P27">Know the precise time of day for the rest of the scene.</text:p>
        </text:list-item>
      </text:list>
      <text:p text:style-name="P21">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20">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21">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21">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23"> </text:span></text:span>Integrity, Resistance, Craft, Lore, Bureaucracy</text:p>
      <text:p text:style-name="Text_20_body"><text:span text:style-name="Inline_20_Heading">Other rules:</text:span><text:span text:style-name="Inline_20_Heading"><text:span text:style-name="T23"> The cosmetic effects of Divisional </text:span></text:span><text:span text:style-name="Inline_20_Heading"><text:span text:style-name="T23">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43"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44" text:outline-level="3">Division by Zero</text:h>
      <text:p text:style-name="P2">“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0">“</text:span><text:span text:style-name="T15">Ø</text:span><text:span text:style-name="T17">”, “</text:span><text:span text:style-name="T21">ⵁ</text:span><text:span text:style-name="T17">”;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245962549" text:continue-numbering="true" text:style-name="List_20_1">
        <text:list-item>
          <text:p text:style-name="P26">Cause their anima to flare to any level of display up to the 8–10 mote level. This display lasts for a scene or until reflexively dismissed, after which the character’s anima dims to its actual level.</text:p>
        </text:list-item>
        <text:list-item>
          <text:p text:style-name="P26">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19">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17">Concepts:</text:span></text:span><text:span text:style-name="T17"> midwife, playboy, artist, gardener, undertaker, necromancer</text:span></text:p>
      <text:h text:style-name="P44"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0">“</text:span><text:span text:style-name="T21">∆</text:span><text:span text:style-name="T9">”, “</text:span><text:span text:style-name="T21">☖</text:span><text:span text:style-name="T17">”;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774948143" text:continue-numbering="true" text:style-name="List_20_1">
        <text:list-item>
          <text:p text:style-name="P25">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25">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9">[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Text_20_body"><text:span text:style-name="Inline_20_Heading"><text:span text:style-name="T17">Concepts:</text:span></text:span><text:span text:style-name="T17"> worker, craftsman, servant, slave, automaton</text:span></text:p>
      <text:h text:style-name="P44" text:outline-level="3">The Indivisibles</text:h>
      <text:p text:style-name="Quotations_20__28_short_29_">“Form is emptiness … Emptiness is form …<text:line-break/>One should not think <text:line-break/>that these are two separate things.”</text:p>
      <text:p text:style-name="P8">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8">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7">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4">rd</text:span> Division? <text:s/>Maybe they can inflict temporary mutations on themselves?]</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Text_20_body"><text:span text:style-name="Inline_20_Heading"><text:span text:style-name="T17">Concepts:</text:span></text:span><text:span text:style-name="T17"> rebel, trickster, madman, heroic fool, suicidally dedicated warrior or assassin, raksha double-agent</text:span></text:p>
      <text:h text:style-name="P44" text:outline-level="3">The Sub-Division</text:h>
      <text:p text:style-name="Text_20_body"><text:span text:style-name="Inline_20_Heading">Symbol:</text:span> <text:span text:style-name="T17">“#”,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2">Anima effects:</text:span></text:span><text:span text:style-name="Inline_20_Heading"><text:span text:style-name="T3"> Common Infernal anima effects, costing one mote each:</text:span></text:span></text:p>
      <text:list xml:id="list853527921" text:continue-numbering="true" text:style-name="List_20_1">
        <text:list-item>
          <text:p text:style-name="P28">Cause his caste mark to glow brightly for a scene (as if the character has spent 4-7 motes of Peripheral Essence).</text:p>
        </text:list-item>
        <text:list-item>
          <text:p text:style-name="P28">Cause his caste mark to clearly illuminate everything within a 10 yard radius for a scene (as if the character has spent 4-7 motes of Peripheral Essence).</text:p>
        </text:list-item>
        <text:list-item>
          <text:p text:style-name="P28">Sense the nearest entry point into the Yozi realm or the nearest pathway that leads to the desert of Cecelyne.</text:p>
        </text:list-item>
      </text:list>
      <text:p text:style-name="P18">[Fill in some anima powers. <text:s/>Add Vitriol taint temporarily for extra/agg damage? <text:s/>Command 1<text:span text:style-name="T4">st</text:span>-Circle demon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Text_20_body"><text:span text:style-name="Inline_20_Heading"><text:span text:style-name="T17">Concepts:</text:span></text:span><text:span text:style-name="T17"> historian, prison guard, heretic, reckless thaumaturge, demonic cult member, nostalgic curmudgeon, wise old weaver</text:span></text:p>
      <text:h text:style-name="P43" text:outline-level="2">Divisional Realignment</text:h>
      <text:p text:style-name="P1">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7">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0">i.e.</text:span><text:span text:style-name="T17">,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7">When the count of Podge reaches 10 (or more), </text:span>the character is driven to act strictly in accordance with the dominant order<text:span text:style-name="T17">,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0">do</text:span><text:span text:style-name="T17">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Text_20_body"><text:span text:style-name="T17">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span></text:p>
      <text:p text:style-name="Text_20_body"><text:span text:style-name="T17"/></text:p>
      <text:p text:style-name="P41"><text:span text:style-name="Inline_20_Heading"><text:span text:style-name="T17">Essence and Maximums:</text:span></text:span><text:span text:style-name="T17"> Essence maximums related to aging so far appear to follow those for Solars; however, Priests of Eris older than 200 or so </text:span><text:soft-page-break/><text:span text:style-name="T17">years have never been encountered. <text:s/>This may be because they don’t last much longer than that, or simply because they really have only recently be 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5">•</text:p>
          </table:table-cell>
          <table:table-cell table:style-name="Table2.A1" office:value-type="string">
            <text:p text:style-name="Table_20_Contents">Provides a single follower.</text:p>
          </table:table-cell>
        </table:table-row>
        <text:soft-page-break/>
        <table:table-row>
          <table:table-cell table:style-name="Table2.A2" office:value-type="string">
            <text:p text:style-name="P15">••</text:p>
          </table:table-cell>
          <table:table-cell table:style-name="Table2.A2" office:value-type="string">
            <text:p text:style-name="Table_20_Contents">Provides up to 5 followers.</text:p>
          </table:table-cell>
        </table:table-row>
        <table:table-row>
          <table:table-cell table:style-name="Table2.A1" office:value-type="string">
            <text:p text:style-name="P15">•••</text:p>
          </table:table-cell>
          <table:table-cell table:style-name="Table2.A1" office:value-type="string">
            <text:p text:style-name="Table_20_Contents">Provides 20 followers.</text:p>
          </table:table-cell>
        </table:table-row>
        <table:table-row>
          <table:table-cell table:style-name="Table2.A2" office:value-type="string">
            <text:p text:style-name="P15">••••</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5">•••••</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text:soft-page-break/>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23">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Chapter Four: 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10">can</text:span><text:span text:style-name="T17">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2" text:outline-level="2">1<text:span text:style-name="T4">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4">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4">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4">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Larceny</text:h>
      <text:p text:style-name="Text_20_body">Tree for disguise (or making people mistake someone else for <text:span text:style-name="T17">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4">th</text:span> Division</text:h>
      <text:h text:style-name="Heading_20_3" text:outline-level="3">Integrity</text:h>
      <text:p text:style-name="Text_20_body">Tree for ignoring/redirecting shaping effects.</text:p>
      <text:list xml:id="list1886080041" text:style-name="L1">
        <text:list-item>
          <text:p text:style-name="P29">Perhaps something which allows the Charm user to take on Wyld mutations while in there, but shake them off on returning to Creation?</text:p>
        </text:list-item>
      </text:list>
      <text:p text:style-name="Text_20_body">Tree for ignoring/redirecting mental influences.</text:p>
      <text:list xml:id="list1654977251" text:style-name="L2">
        <text:list-item>
          <text:p text:style-name="P30">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160819497" text:style-name="L3">
        <text:list-item>
          <text:p text:style-name="P31">Mass production</text:p>
        </text:list-item>
        <text:list-item>
          <text:p text:style-name="P31">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525216037" text:style-name="L4">
        <text:list-item>
          <text:p text:style-name="P32">Learning systems – think </text:p>
        </text:list-item>
        <text:list-item>
          <text:p text:style-name="P32">Manipulating decisions based on bureaucratic forms/processes.</text:p>
        </text:list-item>
        <text:list-item>
          <text:p text:style-name="P32">Creating new forms/processes to achieve desired ends.</text:p>
        </text:list-item>
        <text:list-item>
          <text:p text:style-name="P32">Discover/re-write official/recorded information about people.</text:p>
        </text:list-item>
        <text:list-item>
          <text:p text:style-name="P32">Official vs. Surreptitious Business</text:p>
        </text:list-item>
        <text:list-item>
          <text:p text:style-name="P32">Uncovering secrets through analyzing side channels of bureaucracy (from “Zambian cybernetics genius”)</text:p>
        </text:list-item>
        <text:list-item>
          <text:p text:style-name="P32">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2" text:outline-level="2"><text:soft-page-break/>Martial Arts</text:h>
      <text:p text:style-name="TODO">[TODO … not sure I can be bothered with these, except maybe the Bureaucracy-related one :-)]</text:p>
      <text:h text:style-name="Heading_20_3" text:outline-level="3">1: Martial Arts</text:h>
      <text:p text:style-name="Text_20_body">Talking to the Hand</text:p>
      <text:h text:style-name="Heading_20_3" text:outline-level="3">2: Performance</text:h>
      <text:p text:style-name="Text_20_body">Big Top / Great Ultimate / T’ai Chi</text:p>
      <text:h text:style-name="Heading_20_3" text:outline-level="3">3: War</text:h>
      <text:p text:style-name="Text_20_body">Hand Signals Form</text:p>
      <text:h text:style-name="Heading_20_3" text:outline-level="3">4: Occult</text:h>
      <text:p text:style-name="Text_20_body">Form Without Form</text:p>
      <text:h text:style-name="Heading_20_3" text:outline-level="3">5: Bureaucracy</text:h>
      <text:p text:style-name="Text_20_body">Form Request Form</text:p>
      <text:h text:style-name="Heading_20_2" text:outline-level="2">Sorcery</text:h>
      <text:p text:style-name="P41">TODO</text:p>
      <text:h text:style-name="Heading_20_1" text:outline-level="1">Chapter Five: 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841413862" text:continue-list="list853527921" text:style-name="List_20_1">
        <text:list-item>
          <text:p text:style-name="P25">Determine his Numerology point total for the effect.</text:p>
        </text:list-item>
        <text:list-item>
          <text:p text:style-name="P25">Choose a duration, range and scope, and a specific target fitting that scope.</text:p>
        </text:list-item>
        <text:list-item>
          <text:p text:style-name="P25">Choose one or more values to be affected.</text:p>
        </text:list-item>
        <text:list-item>
          <text:p text:style-name="P25">Select a mechanism of balance for the effect.</text:p>
        </text:list-item>
        <text:list-item>
          <text:p text:style-name="P25">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6">Numerology<text:line-break/>Points</text:p>
          </table:table-cell>
          <table:table-cell table:style-name="Table4.A1" office:value-type="string">
            <text:p text:style-name="P16">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6">Numerology<text:line-break/>Points</text:p>
          </table:table-cell>
          <table:table-cell table:style-name="Table6.A1" office:value-type="string">
            <text:p text:style-name="P16">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1251370714" text:continue-numbering="true" text:style-name="List_20_1">
        <text:list-item>
          <text:p text:style-name="P25">damage value</text:p>
        </text:list-item>
        <text:list-item>
          <text:p text:style-name="P25">damage type (B/L/A)</text:p>
        </text:list-item>
        <text:list-item>
          <text:p text:style-name="P25">damage interval (action, minute, day, hour)</text:p>
        </text:list-item>
        <text:list-item>
          <text:p text:style-name="P25">toxicity value</text:p>
        </text:list-item>
        <text:list-item>
          <text:p text:style-name="P25">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121159055" text:continue-numbering="true" text:style-name="List_20_1">
        <text:list-item>
          <text:p text:style-name="P25">relevant distances: a distance of 0 can be raised to 10 yards, or a distance of 10 yards or less reduced to 0; other distances can be multiplied or divided by 10</text:p>
        </text:list-item>
        <text:list-item>
          <text:p text:style-name="P25">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0">does</text:span><text:span text:style-name="T17">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294147604" text:continue-numbering="true" text:style-name="List_20_1">
        <text:list-item>
          <text:p text:style-name="P25">Join Battle/Debate <text:span text:style-name="T10">and</text:span><text:span text:style-name="T17"> DV/MDV for unexpected attacks (both modified together)</text:span></text:p>
        </text:list-item>
        <text:list-item>
          <text:p text:style-name="P25">Dodge or Parry DV</text:p>
        </text:list-item>
        <text:list-item>
          <text:p text:style-name="P25">Dodge or Parry MDV</text:p>
        </text:list-item>
        <text:list-item>
          <text:p text:style-name="P25">Knockdown Threshold <text:span text:style-name="T10">and</text:span><text:span text:style-name="T17"> Pool (both modified together)</text:span></text:p>
        </text:list-item>
        <text:list-item>
          <text:p text:style-name="P25"><text:span text:style-name="T17">Stunning Threshold </text:span><text:span text:style-name="T10">and</text:span><text:span text:style-name="T17"> Pool (both modified together)</text:span></text:p>
        </text:list-item>
        <text:list-item>
          <text:p text:style-name="P26">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6">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7">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0">down</text:span><text:span text:style-name="T17">.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0">if</text:span><text:span text:style-name="T17">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812811187" text:continue-numbering="true" text:style-name="List_20_1">
        <text:list-item>
          <text:p text:style-name="P25">Damaged/Destroyed health levels, to half or double their original rating, together</text:p>
        </text:list-item>
        <text:list-item>
          <text:p text:style-name="P25">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208043848" text:continue-numbering="true" text:style-name="List_20_1">
        <text:list-item>
          <text:p text:style-name="P25">Vehicle speed (halve or double)</text:p>
        </text:list-item>
        <text:list-item>
          <text:p text:style-name="P25">Endurance (either halving or doubling the Essence commitment, where provided by the pilot; or else halving or doubling the time until <text:soft-page-break/>maintenance checks are required <text:span text:style-name="T10">or</text:span><text:span text:style-name="T17"> the time between checks thereafter)</text:span></text:p>
        </text:list-item>
        <text:list-item>
          <text:p text:style-name="P25">Maneuverability</text:p>
        </text:list-item>
        <text:list-item>
          <text:p text:style-name="P25">Crew</text:p>
        </text:list-item>
        <text:list-item>
          <text:p text:style-name="P25">Cargo (halve or double)</text:p>
        </text:list-item>
        <text:list-item>
          <text:p text:style-name="P25">Armor</text:p>
        </text:list-item>
        <text:list-item>
          <text:p text:style-name="P25">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277983595" text:continue-numbering="true" text:style-name="List_20_1">
        <text:list-item>
          <text:p text:style-name="P25">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5">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5">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5">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0">per modified value</text:span><text:span text:style-name="T17">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727251446" text:continue-numbering="true" text:style-name="List_20_1">
        <text:list-item>
          <text:p text:style-name="P25">which, if any, of the adjustments would be meaningless (e.g., trying to increase an Ability which is already at 5);</text:p>
        </text:list-item>
        <text:list-item>
          <text:p text:style-name="P25">whether the character is one point away from Limit Break or similar effects;</text:p>
        </text:list-item>
        <text:list-item>
          <text:p text:style-name="P25">the amount by which the target’s Essence exceeds the character’s – i.e., the extra cost required in effect points or Willpower;</text:p>
        </text:list-item>
        <text:list-item>
          <text:p text:style-name="P25">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text:soft-page-break/>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pter Six: Storytelling</text:h>
      <text:h text:style-name="Heading_20_1" text:outline-level="1">Chapter Seven: Characters</text:h>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oft-page-break/><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text:bookmark text:name="__RefHeading__2753_478467263"/>Chapter Eight: Panoply<text:bookmark-end text:name="__RefHeading__2753_478467263"/></text:h>
      <text:h text:style-name="Heading_20_2" text:outline-level="2">Manses and Demesnes</text:h>
      <text:h text:style-name="Heading_20_3" text:outline-level="3">The House of Mirrors (Manse <text:span text:style-name="T27">•••••,</text:span> Sidereal-Aspected)</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Creation Points: 15</text:p>
      <text:list xml:id="list314502673" text:style-name="L5">
        <text:list-item>
          <text:p text:style-name="P33">Rating: 10</text:p>
        </text:list-item>
        <text:list-item>
          <text:p text:style-name="P33">Hearthstone Reduction: 5</text:p>
        </text:list-item>
      </text:list>
      <text:p text:style-name="Text_20_body">Powers:</text:p>
      <text:list xml:id="list53847128" text:style-name="L6">
        <text:list-item>
          <text:p text:style-name="P34">Reality Archive: 2</text:p>
        </text:list-item>
        <text:list-item>
          <text:p text:style-name="P34">Puzzle Manse: 3</text:p>
        </text:list-item>
        <text:list-item>
          <text:p text:style-name="P34">Outside Fate: 4</text:p>
        </text:list-item>
        <text:list-item>
          <text:p text:style-name="P34">Portal Creation: 6</text:p>
        </text:list-item>
      </text:list>
      <text:h text:style-name="Heading_20_2" text:outline-level="2">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26">•••)</text:span></text:h>
      <text:p text:style-name="P10">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10">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text:soft-page-break/>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24">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10">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27">•)</text:span></text:h>
      <text:p text:style-name="P39"><text:span text:style-name="T26">Socialize + 1; Presence (Calming Reassurance +1), Investigation (Understanding Fears + 1) </text:span></text:p>
      <text:h text:style-name="Heading_20_4" text:outline-level="4">Loyalty to [Kingdom] (<text:span text:style-name="T27">••)</text:span></text:h>
      <text:p text:style-name="P39"><text:span text:style-name="T26">War + 1, Integrity + 2; Bureaucracy (Negotiation + 2)</text:span></text:p>
      <text:h text:style-name="Heading_20_4" text:outline-level="4">Oppose the Immaculate Order (<text:span text:style-name="T27">•••)</text:span></text:h>
      <text:p text:style-name="P39"><text:span text:style-name="T26">Dexterity + 1, Charisma + 1; Martial Arts + 1, Dodge + 1; Performance (Persuasive Oratory + 1), Lore (Immaculate Order + 1); Compassion + 1</text:span></text:p>
      <text:h text:style-name="Heading_20_2" text:outline-level="2">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h text:style-name="Heading_20_1" text:outline-level="1">Appendix: 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box—“think yourself out of your box” ;-)</text:p>
      <text:p text:style-name="Text_20_body"/>
      <text:p text:style-name="Text_20_body">Larry Wall, Three Virtues of a Programmer: Laziness, Impatience and Hubris.</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0">i.e.</text:span><text:span text:style-name="T17">,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0">some</text:span><text:span text:style-name="T17">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text:soft-page-break/>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4">Paratheoianametamystichood of Eris Esoteric</text:p>
      <text:p text:style-name="P4">… under no circumstances may you become a Prophet. We don’t intend to jeopardize our nonprophet status.</text:p>
      <text:p text:style-name="P4">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7">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7">weeks on end.”</text:span></text:p>
      <text:p text:style-name="P4">Besides the pen is only mighter than the sword at a range greater than five feet.</text:p>
      <text:p text:style-name="P4">Perhaps occasionally the soul of Emperor Norton descends once more into the world to momentarily inhabit the body of an otherwise undistinguished infidel.</text:p>
      <text:p text:style-name="P4">According to L.A. Rollins in Lucifer’s Lexicon a Discordian is one who likes to wear Emperor Norton’s old clothes.</text:p>
      <text:p text:style-name="P4">Discordianism is not just a religion; it is a mental illness.</text:p>
      <text:p text:style-name="P4">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4">OR</text:p>
      <text:p text:style-name="P4">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4">No matter whether he calls himself Greyface or the Anti-“Bob” he acts like the Devil, because his most famous line is: “Let me organize it for you!”</text:p>
      <text:p text:style-name="P4">But no doubt you are also curious about Eris. Where does she hang out these days - now that Olympus has gone tourist? Eris Discordia is in Limbo, where all we virtuous pagans and our gods and goddesses go between lifetimes.</text:p>
      <text:p text:style-name="P4">There is no prohibition against prayer - which is not to say we think it is a wise activity.</text:p>
      <text:p text:style-name="Text_20_body"><text:span text:style-name="T7">Eristic Avatars are sent down into Reality, the original Rorschach, for the purpose keeping things from becoming so well </text:span><text:span text:style-name="T7">ordered that they stop working. This they often accomplish by insisting that certain arbitrary interpretations of reality are the only valid ones. That causes Strife </text:span><text:span text:style-name="T7">which results in Confusion which revitalizes Holy Chaos.</text:span></text:p>
      <text:p text:style-name="P4">… as the Taoist sage Chuang Tzu simply said, “The more laws there are, the more crime there is.”</text:p>
      <text:p text:style-name="P4">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4">That was Greg showing off his rubber stamp collection. Few hobbies are as psychologically gratifying - especially when some bureaucrat is making you wait, with his or her back to you for a moment - as collection rubber stamps.</text:p>
      <text:p text:style-name="P4">A secret method of identifying your Discordianship for the benefit of other Discordians is by wearing a pull-off aluminum beer-can tab, strung through its ring, around your neck. That is called an All-Seeing Eye of Eris (complete with Tear) …</text:p>
      <text:p text:style-name="P4">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8">ings?</text:span></text:p>
      <text:p text:style-name="P13">M2: Even false things are true.</text:p>
      <text:p text:style-name="P13">GP: How can that be?</text:p>
      <text:p text:style-name="P14">M2: I don’t know man, I didn’t do it.</text:p>
      <text:p text:style-name="P14">–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2">mad</text:span><text:span text:style-name="T13"> but not </text:span><text:span text:style-name="T12">ill</text:span><text:span text:style-name="T13">.” – Werewolf Bridge, Robert Anton Wilson</text:span></text:p>
      <text:p text:style-name="P5">“... we Erisians seldom pray, it is much too dangerous”</text:p>
      <text:p text:style-name="Text_20_body"><text:span text:style-name="T13">“Heaven is down. Hell is up. This is proven by the fact that the planets and stars are orderly in </text:span><text:span text:style-name="T13">their movements, while down on earth we come close to the primal chaos. <text:s/>There are four other proofs, but I forgot them.” – Josh the Dill // KING KONG KABAL</text:span></text:p>
      <text:p text:style-name="P5">“Eris is not hateful or malicious. But She is mischievous, and does get a little bitchy at times.”</text:p>
      <text:p text:style-name="P5">The Law of Fives. <text:s/>The Holy 23.</text:p>
      <text:p text:style-name="P5">*** “The Nagas of Upper Burma say that the sun shines by day because, being a woman, it is afraid to venture out by night.”</text:p>
      <text:p text:style-name="P5">“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6">“To diverse gods<text:line-break/>Do mortals bow;<text:line-break/>Holy Cow, and<text:line-break/>Wholly Chao.”<text:line-break/>– Rev. Dr. Grindlebone<text:line-break/>Monroe Cabal</text:p>
      <text:p text:style-name="P5">“Common sense is what tells you that the world is flat.”</text:p>
      <text:p text:style-name="P5">“This is St. Gulik. <text:s/>He is the Messenger of the Goddess. <text:s/>A different age from ours called him Hermes. <text:s/>Many people called him by many names. <text:s/>He is a Roach.”</text:p>
      <text:p text:style-name="Text_20_body"><text:span text:style-name="T13">“Everybody I know who is right always agrees with </text:span><text:span text:style-name="T12">me</text:span><text:span text:style-name="T13">.” – Rev. Lady Mal.</text:span></text:p>
      <text:p text:style-name="P5">POEE Calendar (00034)</text:p>
      <text:p text:style-name="P5">"The Five Laws have root in awareness." – Che Fung (Ezra Pound, Canto 85)</text:p>
      <text:p text:style-name="P5">“... under Eris Confusion became established, and was hence called Bureaucracy; while over Bureaucracy Eris became established, and was hence called Discordia” – Book of Uterus, 1:7</text:p>
      <text:p text:style-name="Text_20_body"><text:span text:style-name="T13">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2">we</text:span><text:span text:style-name="T13"> know.</text:span></text:p>
      <text:list xml:id="list82742193" text:style-name="L7">
        <text:list-item>
          <text:p text:style-name="P36">The Military Order of THE KNIGHTS OF THE FIVE SIDED TEMPLE. This is for all of the soldiers and bureaucrats of the world. [Apple]</text:p>
        </text:list-item>
        <text:list-item>
          <text:p text:style-name="P36">The Political Order of THE PARTY FOR WAR ON EVIL. This is reserved for lawmakers, censors, and like ilk. [Anvil]</text:p>
        </text:list-item>
        <text:list-item>
          <text:p text:style-name="P36">The Academic Order of THE HEMLOCK FELLOWSHIP. They commonly inhabit schools and universities, and dominate many of them. [Archway]</text:p>
        </text:list-item>
        <text:list-item>
          <text:p text:style-name="P36">The Social Order of THE CITIZENS COMMITTEE FOR CONCERNED CITIZENS. This is mostly a grass-roots version of the more professional military, political, academic and sacred Orders. [Arrow]</text:p>
        </text:list-item>
        <text:list-item>
          <text:p text:style-name="P35"><text:span text:style-name="T13">The Sacred Order of THE DEFAMATION LEAGUE. Not much is known about the D.L., but they are very ancient and quite </text:span><text:soft-page-break/><text:span text:style-name="T13">possibly were founded by Greyface himself. It is known that they now have absolute domination over all organized churches in the world. </text:span><text:span text:style-name="T13">It is also believed that they have been costuming cabbages and passing them off as human beings. [Anchor]</text:span></text:p>
        </text:list-item>
      </text:list>
      <text:p text:style-name="P5">“immanentize the eschaton” – make-part-of-oneself/reality the end/final_destiny-of-everything</text:p>
      <text:p text:style-name="P5">The Five Basic Elements: Sweet, Boom, Pungent, Prickle and Orange</text:p>
      <text:p text:style-name="P5">“Study Demonology with an enemy this Sunday,” sez Thom, Gnos.</text:p>
      <text:p text:style-name="P5">“Illuminate the opposition!”</text:p>
      <text:p text:style-name="P5">“The Golden Secret” // “Nonsense as Salvation”</text:p>
      <text:p text:style-name="P5">“The future site of beautiful San Andreas Canyon”</text:p>
      <text:p text:style-name="P5">“Idealism lives with rules. Realism lives with rocks.” – Professor Ignotium P. Ignotius</text:p>
      <text:p text:style-name="P5">[See Norton Cabal Interview for properties of some characters.]</text:p>
      <text:p text:style-name="P5">[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American Typewriter5"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_20_body_20_out-dent" style:display-name="Text body out-dent" style:family="paragraph" style:parent-style-name="Text_20_body">
      <style:paragraph-properties fo:margin-left="0cm" fo:margin-right="0cm" fo:text-indent="0cm" style:auto-text-indent="false"/>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Example" style:family="text">
      <style:text-properties style:font-name="Courier New" style:font-name-asian="Courier New" style:font-name-complex="Courier New"/>
    </style:style>
    <style:style style:name="Definition" style:family="text"/>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36</text:page-number></text:p>
      </style:footer>
    </style:master-page>
    <style:master-page style:name="Left_20_Page" style:display-name="Left Page" style:page-layout-name="Mpm3" style:next-style-name="Right_20_Page">
      <style:footer>
        <text:p text:style-name="Page_20_Number_20__28_left_29_"><text:tab/><text:page-number text:select-page="current">36</text:page-number></text:p>
      </style:footer>
    </style:master-page>
    <style:master-page style:name="Right_20_Page" style:display-name="Right Page" style:page-layout-name="Mpm4" style:next-style-name="Left_20_Page">
      <style:footer>
        <text:p text:style-name="Page_20_Number_20__28_right_29_"><text:tab/><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ugh Greene</meta:initial-creator>
    <meta:creation-date>2008-07-24T09:58:39</meta:creation-date>
    <dc:date>2010-07-23T15:50:32</dc:date>
    <dc:language>en-GB</dc:language>
    <meta:editing-cycles>346</meta:editing-cycles>
    <meta:editing-duration>PT353H12M38S</meta:editing-duration>
    <meta:document-statistic meta:table-count="5" meta:image-count="0" meta:object-count="0" meta:page-count="39" meta:paragraph-count="919" meta:word-count="20952" meta:character-count="125661"/>
    <meta:user-defined meta:name="Info 1"/>
    <meta:user-defined meta:name="Info 2"/>
    <meta:user-defined meta:name="Info 3"/>
    <meta:user-defined meta:name="Info 4"/>
  </office:meta>
</office:document-meta>
</file>